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panis" svg:font-family="Spanis" style:font-adornments="Regular"/>
  </office:font-face-decls>
  <office:automatic-styles>
    <style:style style:name="Table1" style:family="table">
      <style:table-properties style:width="13.989cm" table:align="left"/>
    </style:style>
    <style:style style:name="Table1.A" style:family="table-column">
      <style:table-column-properties style:column-width="3.485cm"/>
    </style:style>
    <style:style style:name="Table1.B" style:family="table-column">
      <style:table-column-properties style:column-width="1.965cm"/>
    </style:style>
    <style:style style:name="Table1.C" style:family="table-column">
      <style:table-column-properties style:column-width="8.53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196cm" table:align="left"/>
    </style:style>
    <style:style style:name="Table2.A" style:family="table-column">
      <style:table-column-properties style:column-width="1.99cm"/>
    </style:style>
    <style:style style:name="Table2.B" style:family="table-column">
      <style:table-column-properties style:column-width="1.609cm"/>
    </style:style>
    <style:style style:name="Table2.C" style:family="table-column">
      <style:table-column-properties style:column-width="10.59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Spanis" fo:language="es" fo:country="CL" fo:font-style="normal" fo:font-weight="normal"/>
    </style:style>
    <style:style style:name="P2" style:family="paragraph" style:parent-style-name="Horizontal_20_Line">
      <style:text-properties style:font-name="Spanis" fo:language="es" fo:country="CL" fo:font-style="normal" fo:font-weight="normal"/>
    </style:style>
    <style:style style:name="P3" style:family="paragraph" style:parent-style-name="Heading_20_3">
      <style:text-properties style:font-name="Spanis" fo:language="es" fo:country="CL" fo:font-style="normal" fo:font-weight="normal"/>
    </style:style>
    <style:style style:name="P4" style:family="paragraph" style:parent-style-name="Preformatted_20_Text">
      <style:text-properties style:font-name="Spanis" fo:language="es" fo:country="C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Table_20_Heading">
      <style:text-properties style:font-name="Spanis" fo:language="es" fo:country="CL" fo:font-style="normal" fo:font-weight="normal"/>
    </style:style>
    <style:style style:name="P7" style:family="paragraph" style:parent-style-name="Table_20_Contents">
      <style:text-properties style:font-name="Spanis" fo:language="es" fo:country="CL" fo:font-style="normal" fo:font-weight="normal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15" style:family="paragraph" style:parent-style-name="Text_20_body" style:list-style-name="L4"/>
    <style:style style:name="P16" style:family="paragraph" style:parent-style-name="Text_20_body" style:list-style-name="L5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17" style:family="paragraph" style:parent-style-name="Text_20_body" style:list-style-name="L5">
      <style:text-properties style:font-name="Spanis" fo:language="es" fo:country="CL" fo:font-style="normal" fo:font-weight="normal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19" style:family="paragraph" style:parent-style-name="Text_20_body" style:list-style-name="L6">
      <style:text-properties style:font-name="Spanis" fo:language="es" fo:country="CL" fo:font-style="normal" fo:font-weight="normal"/>
    </style:style>
    <style:style style:name="P20" style:family="paragraph" style:parent-style-name="Text_20_body" style:list-style-name="L7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21" style:family="paragraph" style:parent-style-name="Text_20_body" style:list-style-name="L7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8">
      <style:text-properties style:font-name="Spanis" fo:language="es" fo:country="CL" fo:font-style="normal" fo:font-weight="normal"/>
    </style:style>
    <style:style style:name="P24" style:family="paragraph" style:parent-style-name="Text_20_body">
      <style:text-properties style:font-name="Spanis" fo:language="es" fo:country="CL" fo:font-style="normal" fo:font-weight="normal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10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28" style:family="paragraph" style:parent-style-name="Text_20_body" style:list-style-name="L10">
      <style:text-properties style:font-name="Spanis" fo:language="es" fo:country="CL" fo:font-style="normal" fo:font-weight="normal"/>
    </style:style>
    <style:style style:name="P29" style:family="paragraph" style:parent-style-name="Text_20_body" style:list-style-name="L11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30" style:family="paragraph" style:parent-style-name="Text_20_body" style:list-style-name="L11">
      <style:text-properties style:font-name="Spanis" fo:language="es" fo:country="CL" fo:font-style="normal" fo:font-weight="normal"/>
    </style:style>
    <style:style style:name="P31" style:family="paragraph" style:parent-style-name="Text_20_body" style:list-style-name="L12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32" style:family="paragraph" style:parent-style-name="Text_20_body" style:list-style-name="L12">
      <style:text-properties style:font-name="Spanis" fo:language="es" fo:country="CL" fo:font-style="normal" fo:font-weight="normal"/>
    </style:style>
    <style:style style:name="P33" style:family="paragraph" style:parent-style-name="Text_20_body" style:list-style-name="L13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34" style:family="paragraph" style:parent-style-name="Text_20_body" style:list-style-name="L13">
      <style:text-properties style:font-name="Spanis" fo:language="es" fo:country="CL" fo:font-style="normal" fo:font-weight="normal"/>
    </style:style>
    <style:style style:name="P35" style:family="paragraph" style:parent-style-name="Text_20_body" style:list-style-name="L14"/>
    <style:style style:name="P36" style:family="paragraph" style:parent-style-name="Text_20_body" style:list-style-name="L14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37" style:family="paragraph" style:parent-style-name="Text_20_body" style:list-style-name="L14">
      <style:text-properties style:font-name="Spanis" fo:language="es" fo:country="CL" fo:font-style="normal" fo:font-weight="normal"/>
    </style:style>
    <style:style style:name="P38" style:family="paragraph" style:parent-style-name="Text_20_body" style:list-style-name="L15">
      <style:paragraph-properties fo:margin-top="0cm" fo:margin-bottom="0cm" style:contextual-spacing="false"/>
      <style:text-properties style:font-name="Spanis" fo:language="es" fo:country="CL" fo:font-style="normal" fo:font-weight="normal"/>
    </style:style>
    <style:style style:name="P39" style:family="paragraph" style:parent-style-name="Text_20_body" style:list-style-name="L15">
      <style:text-properties style:font-name="Spanis" fo:language="es" fo:country="CL" fo:font-style="normal" fo:font-weight="normal"/>
    </style:style>
    <style:style style:name="P40" style:family="paragraph" style:parent-style-name="Text_20_body" style:list-style-name="L16">
      <style:paragraph-properties fo:margin-top="0cm" fo:margin-bottom="0cm" style:contextual-spacing="false"/>
    </style:style>
    <style:style style:name="P41" style:family="paragraph" style:parent-style-name="Text_20_body" style:list-style-name="L16"/>
    <style:style style:name="P42" style:family="paragraph" style:parent-style-name="Text_20_body" style:list-style-name="L17">
      <style:paragraph-properties fo:margin-top="0cm" fo:margin-bottom="0cm" style:contextual-spacing="false"/>
    </style:style>
    <style:style style:name="P43" style:family="paragraph" style:parent-style-name="Text_20_body" style:list-style-name="L17"/>
    <style:style style:name="P44" style:family="paragraph" style:parent-style-name="Standard">
      <style:text-properties style:font-name="Spanis" fo:language="es" fo:country="CL" fo:font-style="normal" fo:font-weight="normal"/>
    </style:style>
    <style:style style:name="T1" style:family="text">
      <style:text-properties style:font-name="Spanis" fo:language="es" fo:country="CL" fo:font-style="normal" fo:font-weight="normal"/>
    </style:style>
    <style:style style:name="T2" style:family="text">
      <style:text-properties style:font-name="Spanis" fo:language="es" fo:country="CL" fo:font-style="normal" fo:font-weight="normal" officeooo:rsid="000cba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🎨 Design System - ¿Por qué dormimos?<text:span text:style-name="T1"/></text:h>
      <text:h text:style-name="P1" text:outline-level="2">📋 Información del Proyecto</text:h>
      <text:p text:style-name="Text_20_body"><text:span text:style-name="Strong_20_Emphasis"><text:span text:style-name="T1">Nombre:</text:span></text:span><text:span text:style-name="T1"> Landing Page Educativa sobre el Sueño<text:line-break/></text:span><text:span text:style-name="Strong_20_Emphasis"><text:span text:style-name="T1">Diseñadora:</text:span></text:span><text:span text:style-name="T1"> </text:span><text:span text:style-name="T2">Abi</text:span><text:span text:style-name="T1"><text:line-break/></text:span><text:span text:style-name="Strong_20_Emphasis"><text:span text:style-name="T1">Desarrollador:</text:span></text:span><text:span text:style-name="T1"> </text:span><text:span text:style-name="T2">nico</text:span><text:span text:style-name="T1"><text:line-break/></text:span><text:span text:style-name="Strong_20_Emphasis"><text:span text:style-name="T1">Propósito:</text:span></text:span><text:span text:style-name="T1"> Página educativa sobre ciclos del sueño</text:span></text:p>
      <text:p text:style-name="P2"/>
      <text:h text:style-name="P1" text:outline-level="2">🎨 Paleta de Colores</text:h>
      <text:h text:style-name="P3" text:outline-level="3">Colores Principales</text:h>
      <text:p text:style-name="Preformatted_20_Text"><text:span text:style-name="Source_20_Text"><text:span text:style-name="T1">/* Morado/Lavanda - Para títulos y elementos destacados */</text:span></text:span></text:p>
      <text:p text:style-name="Preformatted_20_Text"><text:span text:style-name="Source_20_Text"><text:span text:style-name="T1">--color-primary: #a98ee9;</text:span></text:span></text:p>
      <text:p text:style-name="P4"/>
      <text:p text:style-name="Preformatted_20_Text"><text:span text:style-name="Source_20_Text"><text:span text:style-name="T1">/* Beige/Crema - Para textos y contenido */</text:span></text:span></text:p>
      <text:p text:style-name="Preformatted_20_Text"><text:span text:style-name="Source_20_Text"><text:span text:style-name="T1">--color-secondary: #dbd4b9;</text:span></text:span></text:p>
      <text:p text:style-name="P4"/>
      <text:p text:style-name="Preformatted_20_Text"><text:span text:style-name="Source_20_Text"><text:span text:style-name="T1">/* Fondo (extraído del diseño) */</text:span></text:span></text:p>
      <text:p text:style-name="P5"><text:span text:style-name="Source_20_Text"><text:span text:style-name="T1">--color-background: #1a1a2e; <text:s/>/* Azul oscuro/negro */</text:span></text:span></text:p>
      <text:h text:style-name="P3" text:outline-level="3">Uso de Color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Color</text:p>
            </table:table-cell>
            <table:table-cell table:style-name="Table1.A1" office:value-type="string">
              <text:p text:style-name="P6">Hex</text:p>
            </table:table-cell>
            <table:table-cell table:style-name="Table1.A1" office:value-type="string">
              <text:p text:style-name="P6">Us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1">Primary Purple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#a98ee9</text:span></text:span></text:p>
          </table:table-cell>
          <table:table-cell table:style-name="Table1.A1" office:value-type="string">
            <text:p text:style-name="P7">Títulos principales, etiquetas, iconos interactiv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Secondary Beige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#dbd4b9</text:span></text:span></text:p>
          </table:table-cell>
          <table:table-cell table:style-name="Table1.A1" office:value-type="string">
            <text:p text:style-name="P7">Texto descriptivo, párrafos, subtexto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1">Background Dark</text:span></text:span></text:p>
          </table:table-cell>
          <table:table-cell table:style-name="Table1.A1" office:value-type="string">
            <text:p text:style-name="Table_20_Contents"><text:span text:style-name="Source_20_Text"><text:span text:style-name="T1">#1a1a2e</text:span></text:span></text:p>
          </table:table-cell>
          <table:table-cell table:style-name="Table1.A1" office:value-type="string">
            <text:p text:style-name="P7">Fondo de página</text:p>
          </table:table-cell>
        </table:table-row>
      </table:table>
      <text:p text:style-name="P2"/>
      <text:h text:style-name="P1" text:outline-level="2">🔤 Tipografía</text:h>
      <text:h text:style-name="P3" text:outline-level="3">Fuentes</text:h>
      <text:h text:style-name="Heading_20_4" text:outline-level="4"><text:span text:style-name="T1">1. </text:span><text:span text:style-name="Strong_20_Emphasis"><text:span text:style-name="T1">Fraunces</text:span></text:span><text:span text:style-name="T1"> (Títulos principales)</text:span></text:h>
      <text:list text:style-name="L1">
        <text:list-item>
          <text:p text:style-name="P8"><text:span text:style-name="Strong_20_Emphasis"><text:span text:style-name="T1">Familia:</text:span></text:span><text:span text:style-name="T1"> Fraunces 72pt </text:span></text:p>
        </text:list-item>
        <text:list-item>
          <text:p text:style-name="P8"><text:span text:style-name="Strong_20_Emphasis"><text:span text:style-name="T1">Peso:</text:span></text:span><text:span text:style-name="T1"> Light Italic </text:span></text:p>
        </text:list-item>
        <text:list-item>
          <text:p text:style-name="P8"><text:span text:style-name="Strong_20_Emphasis"><text:span text:style-name="T1">Uso:</text:span></text:span><text:span text:style-name="T1"> Títulos grandes, headers principales </text:span></text:p>
        </text:list-item>
        <text:list-item>
          <text:p text:style-name="P9"><text:span text:style-name="Strong_20_Emphasis"><text:span text:style-name="T1">Ejemplo:</text:span></text:span><text:span text:style-name="T1"> "LOS TIPOS DE SUEÑO", "REM", "NREM" </text:span></text:p>
        </text:list-item>
      </text:list>
      <text:p text:style-name="Preformatted_20_Text"><text:span text:style-name="Source_20_Text"><text:span text:style-name="T1">font-family: 'Fraunces', serif;</text:span></text:span></text:p>
      <text:p text:style-name="Preformatted_20_Text"><text:span text:style-name="Source_20_Text"><text:span text:style-name="T1">font-weight: 300;</text:span></text:span></text:p>
      <text:p text:style-name="P5"><text:span text:style-name="Source_20_Text"><text:span text:style-name="T1">font-style: italic;</text:span></text:span></text:p>
      <text:h text:style-name="Heading_20_4" text:outline-level="4"><text:soft-page-break/><text:span text:style-name="T1">2. </text:span><text:span text:style-name="Strong_20_Emphasis"><text:span text:style-name="T1">Times New Roman</text:span></text:span><text:span text:style-name="T1"> (Cuerpo de texto)</text:span></text:h>
      <text:list text:style-name="L2">
        <text:list-item>
          <text:p text:style-name="P10"><text:span text:style-name="Strong_20_Emphasis"><text:span text:style-name="T1">Familia:</text:span></text:span><text:span text:style-name="T1"> Times New Roman </text:span></text:p>
        </text:list-item>
        <text:list-item>
          <text:p text:style-name="P10"><text:span text:style-name="Strong_20_Emphasis"><text:span text:style-name="T1">Peso:</text:span></text:span><text:span text:style-name="T1"> Regular </text:span></text:p>
        </text:list-item>
        <text:list-item>
          <text:p text:style-name="P10"><text:span text:style-name="Strong_20_Emphasis"><text:span text:style-name="T1">Uso:</text:span></text:span><text:span text:style-name="T1"> Párrafos descriptivos, contenido educativo </text:span></text:p>
        </text:list-item>
        <text:list-item>
          <text:p text:style-name="P11"><text:span text:style-name="Strong_20_Emphasis"><text:span text:style-name="T1">Ejemplo:</text:span></text:span><text:span text:style-name="T1"> Descripciones de REM y NREM </text:span></text:p>
        </text:list-item>
      </text:list>
      <text:p text:style-name="Preformatted_20_Text"><text:span text:style-name="Source_20_Text"><text:span text:style-name="T1">font-family: 'Times New Roman', serif;</text:span></text:span></text:p>
      <text:p text:style-name="Preformatted_20_Text"><text:span text:style-name="Source_20_Text"><text:span text:style-name="T1">font-weight: 400;</text:span></text:span></text:p>
      <text:p text:style-name="P5"><text:span text:style-name="Source_20_Text"><text:span text:style-name="T1">font-style: normal;</text:span></text:span></text:p>
      <text:h text:style-name="Heading_20_4" text:outline-level="4"><text:span text:style-name="T1">3. </text:span><text:span text:style-name="Strong_20_Emphasis"><text:span text:style-name="T1">Optima Nova LT Pro</text:span></text:span><text:span text:style-name="T1"> (Etiquetas)</text:span></text:h>
      <text:list text:style-name="L3">
        <text:list-item>
          <text:p text:style-name="P12"><text:span text:style-name="Strong_20_Emphasis"><text:span text:style-name="T1">Familia:</text:span></text:span><text:span text:style-name="T1"> Optima nova LT Pro </text:span></text:p>
        </text:list-item>
        <text:list-item>
          <text:p text:style-name="P12"><text:span text:style-name="Strong_20_Emphasis"><text:span text:style-name="T1">Peso:</text:span></text:span><text:span text:style-name="T1"> Medium </text:span></text:p>
        </text:list-item>
        <text:list-item>
          <text:p text:style-name="P12"><text:span text:style-name="Strong_20_Emphasis"><text:span text:style-name="T1">Uso:</text:span></text:span><text:span text:style-name="T1"> Etiquetas pequeñas (N1, N2, N3, REM) </text:span></text:p>
        </text:list-item>
        <text:list-item>
          <text:p text:style-name="P13"><text:span text:style-name="Strong_20_Emphasis"><text:span text:style-name="T1">Ejemplo:</text:span></text:span><text:span text:style-name="T1"> "N1 (NREM)", "N2 (NREM)" </text:span></text:p>
        </text:list-item>
      </text:list>
      <text:p text:style-name="Preformatted_20_Text"><text:span text:style-name="Source_20_Text"><text:span text:style-name="T1">font-family: 'Optima nova LT Pro', sans-serif;</text:span></text:span></text:p>
      <text:p text:style-name="Preformatted_20_Text"><text:span text:style-name="Source_20_Text"><text:span text:style-name="T1">font-weight: 500;</text:span></text:span></text:p>
      <text:p text:style-name="P5"><text:span text:style-name="Source_20_Text"><text:span text:style-name="T1">font-style: normal;</text:span></text:span></text:p>
      <text:p text:style-name="P2"/>
      <text:h text:style-name="P1" text:outline-level="2">📏 Escala Tipográfica</text:h>
      <text:h text:style-name="P3" text:outline-level="3">Tamaños de Fuente</text:h>
      <text:p text:style-name="Preformatted_20_Text"><text:span text:style-name="Source_20_Text"><text:span text:style-name="T1">/* Título principal */</text:span></text:span></text:p>
      <text:p text:style-name="Preformatted_20_Text"><text:span text:style-name="Source_20_Text"><text:span text:style-name="T1">--font-size-hero: 80px;</text:span></text:span></text:p>
      <text:p text:style-name="P4"/>
      <text:p text:style-name="Preformatted_20_Text"><text:span text:style-name="Source_20_Text"><text:span text:style-name="T1">/* Títulos de sección grandes */</text:span></text:span></text:p>
      <text:p text:style-name="Preformatted_20_Text"><text:span text:style-name="Source_20_Text"><text:span text:style-name="T1">--font-size-h1: 72px;</text:span></text:span></text:p>
      <text:p text:style-name="P4"/>
      <text:p text:style-name="Preformatted_20_Text"><text:span text:style-name="Source_20_Text"><text:span text:style-name="T1">/* Títulos medianos */</text:span></text:span></text:p>
      <text:p text:style-name="Preformatted_20_Text"><text:span text:style-name="Source_20_Text"><text:span text:style-name="T1">--font-size-h2: 60px;</text:span></text:span></text:p>
      <text:p text:style-name="P4"/>
      <text:p text:style-name="Preformatted_20_Text"><text:span text:style-name="Source_20_Text"><text:span text:style-name="T1">/* Etiquetas/Tags */</text:span></text:span></text:p>
      <text:p text:style-name="Preformatted_20_Text"><text:span text:style-name="Source_20_Text"><text:span text:style-name="T1">--font-size-label: 28px;</text:span></text:span></text:p>
      <text:p text:style-name="P4"/>
      <text:p text:style-name="Preformatted_20_Text"><text:span text:style-name="Source_20_Text"><text:span text:style-name="T1">/* Texto normal/párrafos */</text:span></text:span></text:p>
      <text:p text:style-name="Preformatted_20_Text"><text:span text:style-name="Source_20_Text"><text:span text:style-name="T1">--font-size-body: 24px;</text:span></text:span></text:p>
      <text:p text:style-name="P4"/>
      <text:p text:style-name="Preformatted_20_Text"><text:span text:style-name="Source_20_Text"><text:span text:style-name="T1">/* Texto pequeño */</text:span></text:span></text:p>
      <text:p text:style-name="P5"><text:span text:style-name="Source_20_Text"><text:span text:style-name="T1">--font-size-small: 16px;</text:span></text:span></text:p>
      <text:h text:style-name="P3" text:outline-level="3">Aplicación de Tamaño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6">Tamaño</text:p>
            </table:table-cell>
            <table:table-cell table:style-name="Table2.A1" office:value-type="string">
              <text:p text:style-name="P6">Valor</text:p>
            </table:table-cell>
            <table:table-cell table:style-name="Table2.A1" office:value-type="string">
              <text:p text:style-name="P6">Us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Hero</text:span></text:span></text:p>
          </table:table-cell>
          <table:table-cell table:style-name="Table2.A1" office:value-type="string">
            <text:p text:style-name="P7">80px</text:p>
          </table:table-cell>
          <table:table-cell table:style-name="Table2.A1" office:value-type="string">
            <text:p text:style-name="P7">"LOS TIPOS DE SUEÑO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H1</text:span></text:span></text:p>
          </table:table-cell>
          <table:table-cell table:style-name="Table2.A1" office:value-type="string">
            <text:p text:style-name="P7">72px</text:p>
          </table:table-cell>
          <table:table-cell table:style-name="Table2.A1" office:value-type="string">
            <text:p text:style-name="P7">"REM", "NREM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H2</text:span></text:span></text:p>
          </table:table-cell>
          <table:table-cell table:style-name="Table2.A1" office:value-type="string">
            <text:p text:style-name="P7">60px</text:p>
          </table:table-cell>
          <table:table-cell table:style-name="Table2.A1" office:value-type="string">
            <text:p text:style-name="P7">"Somnolencia", "Sueño profundo", "Sueño ligero", "Etapa REM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Label</text:span></text:span></text:p>
          </table:table-cell>
          <table:table-cell table:style-name="Table2.A1" office:value-type="string">
            <text:p text:style-name="P7">28px</text:p>
          </table:table-cell>
          <table:table-cell table:style-name="Table2.A1" office:value-type="string">
            <text:p text:style-name="P7">"N1 (NREM)", "N2 (NREM)", "N3 (NREM)"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<text:span text:style-name="T1">Body</text:span></text:span></text:p>
          </table:table-cell>
          <table:table-cell table:style-name="Table2.A1" office:value-type="string">
            <text:p text:style-name="P7">24px</text:p>
          </table:table-cell>
          <table:table-cell table:style-name="Table2.A1" office:value-type="string">
            <text:p text:style-name="P7">Párrafos descriptivos, texto informativo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Small</text:span></text:span></text:p>
          </table:table-cell>
          <table:table-cell table:style-name="Table2.A1" office:value-type="string">
            <text:p text:style-name="P7">16px</text:p>
          </table:table-cell>
          <table:table-cell table:style-name="Table2.A1" office:value-type="string">
            <text:p text:style-name="P7">"RAPID EYE MOVEMENT", textos secundarios</text:p>
          </table:table-cell>
        </table:table-row>
      </table:table>
      <text:p text:style-name="P2"/>
      <text:h text:style-name="P1" text:outline-level="2">📐 Espaciado y Layout</text:h>
      <text:h text:style-name="P3" text:outline-level="3">Ancho del Contenedor</text:h>
      <text:p text:style-name="P5"><text:span text:style-name="Source_20_Text"><text:span text:style-name="T1">max-width: 1366px; /* Ancho del diseño original */</text:span></text:span></text:p>
      <text:h text:style-name="P3" text:outline-level="3">Espaciados Comunes</text:h>
      <text:p text:style-name="Preformatted_20_Text"><text:span text:style-name="Source_20_Text"><text:span text:style-name="T1">--spacing-xs: 8px;</text:span></text:span></text:p>
      <text:p text:style-name="Preformatted_20_Text"><text:span text:style-name="Source_20_Text"><text:span text:style-name="T1">--spacing-sm: 16px;</text:span></text:span></text:p>
      <text:p text:style-name="Preformatted_20_Text"><text:span text:style-name="Source_20_Text"><text:span text:style-name="T1">--spacing-md: 24px;</text:span></text:span></text:p>
      <text:p text:style-name="Preformatted_20_Text"><text:span text:style-name="Source_20_Text"><text:span text:style-name="T1">--spacing-lg: 32px;</text:span></text:span></text:p>
      <text:p text:style-name="Preformatted_20_Text"><text:span text:style-name="Source_20_Text"><text:span text:style-name="T1">--spacing-xl: 48px;</text:span></text:span></text:p>
      <text:p text:style-name="P5"><text:span text:style-name="Source_20_Text"><text:span text:style-name="T1">--spacing-2xl: 64px;</text:span></text:span></text:p>
      <text:p text:style-name="P2"/>
      <text:h text:style-name="P1" text:outline-level="2">🎭 Componentes Identificados</text:h>
      <text:h text:style-name="P3" text:outline-level="3">1. Hero Section</text:h>
      <text:list text:style-name="L4">
        <text:list-item>
          <text:p text:style-name="P14">Título principal en 80px </text:p>
        </text:list-item>
        <text:list-item>
          <text:p text:style-name="P14">Fondo con imagen/vector </text:p>
        </text:list-item>
        <text:list-item>
          <text:p text:style-name="P15"><text:span text:style-name="T1">Color: </text:span><text:span text:style-name="Source_20_Text"><text:span text:style-name="T1">#a98ee9</text:span></text:span><text:span text:style-name="T1"> </text:span></text:p>
        </text:list-item>
      </text:list>
      <text:h text:style-name="P3" text:outline-level="3">2. Cards de Información (REM vs NREM)</text:h>
      <text:list text:style-name="L5">
        <text:list-item>
          <text:p text:style-name="P16">Títulos en 72px </text:p>
        </text:list-item>
        <text:list-item>
          <text:p text:style-name="P16">Subtítulo en 24px </text:p>
        </text:list-item>
        <text:list-item>
          <text:p text:style-name="P16">Descripción en 16px </text:p>
        </text:list-item>
        <text:list-item>
          <text:p text:style-name="P17">Divisor vertical entre secciones </text:p>
        </text:list-item>
      </text:list>
      <text:h text:style-name="P3" text:outline-level="3">3. Iconos Interactivos (Estrellas)</text:h>
      <text:list text:style-name="L6">
        <text:list-item>
          <text:p text:style-name="P18">Botones con forma de estrella </text:p>
        </text:list-item>
        <text:list-item>
          <text:p text:style-name="P18">Estado: hover/click </text:p>
        </text:list-item>
        <text:list-item>
          <text:p text:style-name="P18">Revelan información adicional </text:p>
        </text:list-item>
        <text:list-item>
          <text:p text:style-name="P19">Texto: "TOCÁ LAS SIGUIENTES ESTRELLAS PARA REVELAR LA MAGIA" </text:p>
        </text:list-item>
      </text:list>
      <text:h text:style-name="P3" text:outline-level="3">4. Etiquetas de Nivel</text:h>
      <text:list text:style-name="L7">
        <text:list-item>
          <text:p text:style-name="P20">Formato: "N1 (NREM)", "N2 (NREM)", etc. </text:p>
        </text:list-item>
        <text:list-item>
          <text:p text:style-name="P20">Tamaño: 28px </text:p>
        </text:list-item>
        <text:list-item>
          <text:p text:style-name="P21"><text:span text:style-name="T1">Color: </text:span><text:span text:style-name="Source_20_Text"><text:span text:style-name="T1">#a98ee9</text:span></text:span><text:span text:style-name="T1"> </text:span></text:p>
        </text:list-item>
      </text:list>
      <text:h text:style-name="P3" text:outline-level="3"><text:soft-page-break/>5. Gráficos</text:h>
      <text:list text:style-name="L8">
        <text:list-item>
          <text:p text:style-name="P22"><text:span text:style-name="Strong_20_Emphasis"><text:span text:style-name="T1">Ciclo circular:</text:span></text:span><text:span text:style-name="T1"> Visualización del ciclo del sueño </text:span></text:p>
        </text:list-item>
        <text:list-item>
          <text:p text:style-name="P22"><text:span text:style-name="Strong_20_Emphasis"><text:span text:style-name="T1">Gráfico de barras:</text:span></text:span><text:span text:style-name="T1"> Evolución durante la noche </text:span></text:p>
        </text:list-item>
        <text:list-item>
          <text:p text:style-name="P23">SVG o imágenes exportadas </text:p>
        </text:list-item>
      </text:list>
      <text:p text:style-name="P2"/>
      <text:h text:style-name="P1" text:outline-level="2">🖼️ Assets Necesarios</text:h>
      <text:h text:style-name="P3" text:outline-level="3">Imágenes/Vectores del Diseño</text:h>
      <text:p text:style-name="P24">Los siguientes assets están disponibles en Figma:</text:p>
      <text:list text:style-name="L9">
        <text:list-item>
          <text:p text:style-name="P25"><text:span text:style-name="Source_20_Text"><text:span text:style-name="T1">vector-background.svg</text:span></text:span><text:span text:style-name="T1"> - Fondo decorativo </text:span></text:p>
        </text:list-item>
        <text:list-item>
          <text:p text:style-name="P25"><text:span text:style-name="Source_20_Text"><text:span text:style-name="T1">star-icon.svg</text:span></text:span><text:span text:style-name="T1"> - Iconos de estrella interactivos (4 variantes) </text:span></text:p>
        </text:list-item>
        <text:list-item>
          <text:p text:style-name="P25"><text:span text:style-name="Source_20_Text"><text:span text:style-name="T1">circle-graph.svg</text:span></text:span><text:span text:style-name="T1"> - Gráfico circular del ciclo </text:span></text:p>
        </text:list-item>
        <text:list-item>
          <text:p text:style-name="P25"><text:span text:style-name="Source_20_Text"><text:span text:style-name="T1">bar-graph.svg</text:span></text:span><text:span text:style-name="T1"> - Gráfico de evolución nocturna </text:span></text:p>
        </text:list-item>
        <text:list-item>
          <text:p text:style-name="P26"><text:span text:style-name="Source_20_Text"><text:span text:style-name="T1">divider-lines.svg</text:span></text:span><text:span text:style-name="T1"> - Líneas divisoras </text:span></text:p>
        </text:list-item>
      </text:list>
      <text:h text:style-name="P3" text:outline-level="3">Descarga de Assets</text:h>
      <text:p text:style-name="P24">Todos los vectores están disponibles en:</text:p>
      <text:p text:style-name="P5"><text:span text:style-name="Source_20_Text"><text:span text:style-name="T1">https://www.figma.com/api/mcp/asset/[id]</text:span></text:span></text:p>
      <text:p text:style-name="P2"/>
      <text:h text:style-name="P1" text:outline-level="2">🎯 Jerarquía Visual</text:h>
      <text:h text:style-name="P3" text:outline-level="3">Nivel 1 - Más Importante</text:h>
      <text:list text:style-name="L10">
        <text:list-item>
          <text:p text:style-name="P27">Título principal: "LOS TIPOS DE SUEÑO" </text:p>
        </text:list-item>
        <text:list-item>
          <text:p text:style-name="P28">Títulos de sección: "REM", "NREM" </text:p>
        </text:list-item>
      </text:list>
      <text:h text:style-name="P3" text:outline-level="3">Nivel 2 - Importante</text:h>
      <text:list text:style-name="L11">
        <text:list-item>
          <text:p text:style-name="P29">Subtítulos: "Somnolencia", "Sueño profundo", etc. </text:p>
        </text:list-item>
        <text:list-item>
          <text:p text:style-name="P30">Preguntas: "¿Y cómo se ve esto en una noche de sueño?" </text:p>
        </text:list-item>
      </text:list>
      <text:h text:style-name="P3" text:outline-level="3">Nivel 3 - Contenido</text:h>
      <text:list text:style-name="L12">
        <text:list-item>
          <text:p text:style-name="P31">Descripciones y explicaciones </text:p>
        </text:list-item>
        <text:list-item>
          <text:p text:style-name="P32">Texto de ciclos </text:p>
        </text:list-item>
      </text:list>
      <text:h text:style-name="P3" text:outline-level="3">Nivel 4 - Detalles</text:h>
      <text:list text:style-name="L13">
        <text:list-item>
          <text:p text:style-name="P33">Etiquetas (N1, N2, N3) </text:p>
        </text:list-item>
        <text:list-item>
          <text:p text:style-name="P34">Texto de instrucción para interactividad </text:p>
        </text:list-item>
      </text:list>
      <text:p text:style-name="P2"/>
      <text:h text:style-name="P1" text:outline-level="2"><text:soft-page-break/>🎬 Interactividad</text:h>
      <text:h text:style-name="P3" text:outline-level="3">Elementos Interactivos</text:h>
      <text:list text:style-name="L14">
        <text:list-item>
          <text:p text:style-name="P35"><text:span text:style-name="Strong_20_Emphasis"><text:span text:style-name="T1">Estrellas Clicables</text:span></text:span></text:p>
          <text:list>
            <text:list-item>
              <text:p text:style-name="P36">4 botones con forma de estrella </text:p>
            </text:list-item>
            <text:list-item>
              <text:p text:style-name="P36">Al hacer clic revelan información </text:p>
            </text:list-item>
            <text:list-item>
              <text:p text:style-name="P36">Estados: normal, hover, active </text:p>
            </text:list-item>
          </text:list>
        </text:list-item>
        <text:list-item>
          <text:p text:style-name="P35"><text:span text:style-name="Strong_20_Emphasis"><text:span text:style-name="T1">Animaciones Sugeridas</text:span></text:span></text:p>
          <text:list>
            <text:list-item>
              <text:p text:style-name="P36">Fade in al cargar secciones </text:p>
            </text:list-item>
            <text:list-item>
              <text:p text:style-name="P36">Hover en estrellas: escala 1.1 </text:p>
            </text:list-item>
            <text:list-item>
              <text:p text:style-name="P37">Click en estrellas: rotación + revelación de contenido </text:p>
            </text:list-item>
          </text:list>
        </text:list-item>
      </text:list>
      <text:p text:style-name="P2"/>
      <text:h text:style-name="P1" text:outline-level="2">📱 Responsividad</text:h>
      <text:h text:style-name="P3" text:outline-level="3">Breakpoints Sugeridos</text:h>
      <text:p text:style-name="Preformatted_20_Text"><text:span text:style-name="Source_20_Text"><text:span text:style-name="T1">/* Mobile */</text:span></text:span></text:p>
      <text:p text:style-name="Preformatted_20_Text"><text:span text:style-name="Source_20_Text"><text:span text:style-name="T1">@media (max-width: 768px) {</text:span></text:span></text:p>
      <text:p text:style-name="Preformatted_20_Text"><text:span text:style-name="Source_20_Text"><text:span text:style-name="T1"><text:s text:c="2"/>--font-size-hero: 48px;</text:span></text:span></text:p>
      <text:p text:style-name="Preformatted_20_Text"><text:span text:style-name="Source_20_Text"><text:span text:style-name="T1"><text:s text:c="2"/>--font-size-h1: 40px;</text:span></text:span></text:p>
      <text:p text:style-name="Preformatted_20_Text"><text:span text:style-name="Source_20_Text"><text:span text:style-name="T1"><text:s text:c="2"/>--font-size-h2: 32px;</text:span></text:span></text:p>
      <text:p text:style-name="Preformatted_20_Text"><text:span text:style-name="Source_20_Text"><text:span text:style-name="T1">}</text:span></text:span></text:p>
      <text:p text:style-name="P4"/>
      <text:p text:style-name="Preformatted_20_Text"><text:span text:style-name="Source_20_Text"><text:span text:style-name="T1">/* Tablet */</text:span></text:span></text:p>
      <text:p text:style-name="Preformatted_20_Text"><text:span text:style-name="Source_20_Text"><text:span text:style-name="T1">@media (max-width: 1024px) {</text:span></text:span></text:p>
      <text:p text:style-name="Preformatted_20_Text"><text:span text:style-name="Source_20_Text"><text:span text:style-name="T1"><text:s text:c="2"/>--font-size-hero: 60px;</text:span></text:span></text:p>
      <text:p text:style-name="Preformatted_20_Text"><text:span text:style-name="Source_20_Text"><text:span text:style-name="T1"><text:s text:c="2"/>--font-size-h1: 52px;</text:span></text:span></text:p>
      <text:p text:style-name="Preformatted_20_Text"><text:span text:style-name="Source_20_Text"><text:span text:style-name="T1"><text:s text:c="2"/>--font-size-h2: 44px;</text:span></text:span></text:p>
      <text:p text:style-name="Preformatted_20_Text"><text:span text:style-name="Source_20_Text"><text:span text:style-name="T1">}</text:span></text:span></text:p>
      <text:p text:style-name="P4"/>
      <text:p text:style-name="Preformatted_20_Text"><text:span text:style-name="Source_20_Text"><text:span text:style-name="T1">/* Desktop */</text:span></text:span></text:p>
      <text:p text:style-name="Preformatted_20_Text"><text:span text:style-name="Source_20_Text"><text:span text:style-name="T1">@media (min-width: 1366px) {</text:span></text:span></text:p>
      <text:p text:style-name="Preformatted_20_Text"><text:span text:style-name="Source_20_Text"><text:span text:style-name="T1"><text:s text:c="2"/>/* Valores originales */</text:span></text:span></text:p>
      <text:p text:style-name="P5"><text:span text:style-name="Source_20_Text"><text:span text:style-name="T1">}</text:span></text:span></text:p>
      <text:p text:style-name="P2"/>
      <text:h text:style-name="P1" text:outline-level="2">🔗 Links y Referencias</text:h>
      <text:h text:style-name="P3" text:outline-level="3">Google Fonts (Alternativas si no tienes las fuentes)</text:h>
      <text:p text:style-name="Preformatted_20_Text"><text:span text:style-name="Source_20_Text"><text:span text:style-name="T1">&lt;!-- Fraunces --&gt;</text:span></text:span></text:p>
      <text:p text:style-name="Preformatted_20_Text"><text:span text:style-name="Source_20_Text"><text:span text:style-name="T1">&lt;link href="https://fonts.googleapis.com/css2?family=Fraunces:ital,wght@1,300&amp;display=swap" rel="stylesheet"&gt;</text:span></text:span></text:p>
      <text:p text:style-name="P4"/>
      <text:p text:style-name="Preformatted_20_Text"><text:span text:style-name="Source_20_Text"><text:span text:style-name="T1">&lt;!-- Times New Roman ya está en la mayoría de sistemas --&gt;</text:span></text:span></text:p>
      <text:p text:style-name="P4"/>
      <text:p text:style-name="Preformatted_20_Text"><text:span text:style-name="Source_20_Text"><text:span text:style-name="T1">&lt;!-- Optima alternativa: Lato o similar --&gt;</text:span></text:span></text:p>
      <text:p text:style-name="P5"><text:span text:style-name="Source_20_Text"><text:span text:style-name="T1">&lt;link href="https://fonts.googleapis.com/css2?family=Lato:wght@500&amp;display=swap" rel="stylesheet"&gt;</text:span></text:span></text:p>
      <text:p text:style-name="P2"><text:soft-page-break/></text:p>
      <text:h text:style-name="P1" text:outline-level="2">✅ Checklist de Implementación</text:h>
      <text:list text:style-name="L15">
        <text:list-item>
          <text:p text:style-name="P38">[ ] Crear estructura de carpetas </text:p>
        </text:list-item>
        <text:list-item>
          <text:p text:style-name="P38">[ ] Descargar assets de Figma </text:p>
        </text:list-item>
        <text:list-item>
          <text:p text:style-name="P38">[ ] Configurar CSS con variables </text:p>
        </text:list-item>
        <text:list-item>
          <text:p text:style-name="P38">[ ] Implementar tipografía </text:p>
        </text:list-item>
        <text:list-item>
          <text:p text:style-name="P38">[ ] Crear HTML semántico </text:p>
        </text:list-item>
        <text:list-item>
          <text:p text:style-name="P38">[ ] Estilizar secciones </text:p>
        </text:list-item>
        <text:list-item>
          <text:p text:style-name="P38">[ ] Agregar interactividad (JavaScript) </text:p>
        </text:list-item>
        <text:list-item>
          <text:p text:style-name="P38">[ ] Hacer responsive </text:p>
        </text:list-item>
        <text:list-item>
          <text:p text:style-name="P38">[ ] Testing en diferentes navegadores </text:p>
        </text:list-item>
        <text:list-item>
          <text:p text:style-name="P39">[ ] Optimizar performance </text:p>
        </text:list-item>
      </text:list>
      <text:p text:style-name="P2"/>
      <text:h text:style-name="P1" text:outline-level="2">📝 Notas Adicionales</text:h>
      <text:h text:style-name="P3" text:outline-level="3">Observaciones del Diseño</text:h>
      <text:list text:style-name="L16">
        <text:list-item>
          <text:p text:style-name="P40"><text:span text:style-name="T1">El diseño tiene un estilo </text:span><text:span text:style-name="Strong_20_Emphasis"><text:span text:style-name="T1">educativo moderno</text:span></text:span><text:span text:style-name="T1"> </text:span></text:p>
        </text:list-item>
        <text:list-item>
          <text:p text:style-name="P40"><text:span text:style-name="T1">Usa mucho </text:span><text:span text:style-name="Strong_20_Emphasis"><text:span text:style-name="T1">espacio en blanco</text:span></text:span><text:span text:style-name="T1"> para respirar </text:span></text:p>
        </text:list-item>
        <text:list-item>
          <text:p text:style-name="P40"><text:span text:style-name="T1">Los colores son </text:span><text:span text:style-name="Strong_20_Emphasis"><text:span text:style-name="T1">suaves y relajantes</text:span></text:span><text:span text:style-name="T1"> (apropiado para tema de sueño) </text:span></text:p>
        </text:list-item>
        <text:list-item>
          <text:p text:style-name="P40"><text:span text:style-name="T1">La tipografía </text:span><text:span text:style-name="Strong_20_Emphasis"><text:span text:style-name="T1">serif</text:span></text:span><text:span text:style-name="T1"> da elegancia y credibilidad </text:span></text:p>
        </text:list-item>
        <text:list-item>
          <text:p text:style-name="P41"><text:span text:style-name="T1">Los </text:span><text:span text:style-name="Strong_20_Emphasis"><text:span text:style-name="T1">elementos interactivos</text:span></text:span><text:span text:style-name="T1"> hacen la experiencia más dinámica </text:span></text:p>
        </text:list-item>
      </text:list>
      <text:h text:style-name="P3" text:outline-level="3">Recomendaciones de Implementación</text:h>
      <text:list text:style-name="L17">
        <text:list-item>
          <text:p text:style-name="P42"><text:span text:style-name="T1">Usar </text:span><text:span text:style-name="Strong_20_Emphasis"><text:span text:style-name="T1">CSS Grid</text:span></text:span><text:span text:style-name="T1"> para el layout principal </text:span></text:p>
        </text:list-item>
        <text:list-item>
          <text:p text:style-name="P42"><text:span text:style-name="Strong_20_Emphasis"><text:span text:style-name="T1">Flexbox</text:span></text:span><text:span text:style-name="T1"> para componentes internos </text:span></text:p>
        </text:list-item>
        <text:list-item>
          <text:p text:style-name="P42"><text:span text:style-name="Strong_20_Emphasis"><text:span text:style-name="T1">CSS Custom Properties</text:span></text:span><text:span text:style-name="T1"> para el theme </text:span></text:p>
        </text:list-item>
        <text:list-item>
          <text:p text:style-name="P42"><text:span text:style-name="Strong_20_Emphasis"><text:span text:style-name="T1">JavaScript vanilla</text:span></text:span><text:span text:style-name="T1"> para la interactividad (sin dependencias necesarias) </text:span></text:p>
        </text:list-item>
        <text:list-item>
          <text:p text:style-name="P43"><text:span text:style-name="T1">Considerar </text:span><text:span text:style-name="Strong_20_Emphasis"><text:span text:style-name="T1">lazy loading</text:span></text:span><text:span text:style-name="T1"> para las imágenes del gráfico </text:span></text:p>
        </text:list-item>
      </text:list>
      <text:p text:style-name="P2"/>
      <text:p text:style-name="Text_20_body"><text:span text:style-name="Strong_20_Emphasis"><text:span text:style-name="T1">Última actualización:</text:span></text:span><text:span text:style-name="T1"> Hoy<text:line-break/></text:span><text:span text:style-name="Strong_20_Emphasis"><text:span text:style-name="T1">Versión del diseño:</text:span></text:span><text:span text:style-name="T1"> 1.0<text:line-break/></text:span><text:span text:style-name="Strong_20_Emphasis"><text:span text:style-name="T1">Estado:</text:span></text:span><text:span text:style-name="T1"> ✅ Documentación completa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Spanis" svg:font-family="Spanis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SC" style:font-family-asian="'Noto Serif SC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5:45:11.708862400</meta:creation-date>
    <dc:date>2025-10-03T15:49:22.710566200</dc:date>
    <meta:editing-duration>PT4M11S</meta:editing-duration>
    <meta:editing-cycles>1</meta:editing-cycles>
    <meta:document-statistic meta:table-count="2" meta:image-count="0" meta:object-count="0" meta:page-count="6" meta:paragraph-count="203" meta:word-count="884" meta:character-count="5724" meta:non-whitespace-character-count="5054"/>
    <meta:generator>LibreOffice/25.2.5.2$Windows_X86_64 LibreOffice_project/03d19516eb2e1dd5d4ccd751a0d6f35f35e08022</meta:generator>
  </office:meta>
</office:document-meta>
</file>